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95e1d1" officeooo:paragraph-rsid="0095e1d1"/>
    </style:style>
    <style:style style:name="P3" style:family="paragraph" style:parent-style-name="Text_20_body">
      <style:text-properties style:font-name="Bitstream Vera Sans1" fo:font-size="11pt" officeooo:rsid="0095e1d1" officeooo:paragraph-rsid="0095e1d1" style:font-size-asian="10.5pt"/>
    </style:style>
    <style:style style:name="P4" style:family="paragraph" style:parent-style-name="Text_20_body">
      <style:text-properties officeooo:rsid="00995b08" officeooo:paragraph-rsid="00995b08"/>
    </style:style>
    <style:style style:name="P5" style:family="paragraph" style:parent-style-name="Encabezado_20_preguntas" style:master-page-name="Standard">
      <style:paragraph-properties style:page-number="auto"/>
      <style:text-properties officeooo:rsid="008b2ed6" officeooo:paragraph-rsid="008b2ed6"/>
    </style:style>
    <style:style style:name="P6" style:family="paragraph" style:parent-style-name="Heading_20_3">
      <style:text-properties officeooo:rsid="00995b08" officeooo:paragraph-rsid="00995b08"/>
    </style:style>
    <style:style style:name="P7" style:family="paragraph" style:parent-style-name="Text_20_body" style:list-style-name="L1">
      <style:text-properties officeooo:rsid="0095e1d1" officeooo:paragraph-rsid="0095e1d1"/>
    </style:style>
    <style:style style:name="P8" style:family="paragraph" style:parent-style-name="Text_20_body" style:list-style-name="L1">
      <style:text-properties officeooo:rsid="009ad3ee" officeooo:paragraph-rsid="009ad3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Bitstream Vera Sans Mono" fo:font-weight="bold" style:font-weight-asian="bold" style:font-weight-complex="bold"/>
    </style:style>
    <style:style style:name="T4" style:family="text">
      <style:text-properties style:font-name="Bitstream Vera Sans Mono" fo:font-weight="bold" officeooo:rsid="00995b08" style:font-weight-asian="bold" style:font-weight-complex="bold"/>
    </style:style>
    <style:style style:name="T5" style:family="text">
      <style:text-properties officeooo:rsid="00995b08"/>
    </style:style>
    <style:style style:name="T6" style:family="text">
      <style:text-properties fo:color="#6600cc" loext:opacity="100%" style:font-name="Liberation Sans3" fo:font-size="14pt" fo:font-weight="bold" officeooo:rsid="009cd31f" style:font-name-asian="Arial Unicode MS" style:font-size-asian="14pt" style:font-weight-asian="bold" style:font-name-complex="Arial Unicode MS" style:font-size-complex="14pt" style:font-weight-complex="bold"/>
    </style:style>
    <style:style style:name="T7" style:family="text">
      <style:text-properties fo:color="#6600cc" loext:opacity="100%" style:font-name="Bitstream Vera Sans" fo:font-size="14pt" fo:font-weight="bold" style:font-name-asian="Arial Unicode MS" style:font-size-asian="14pt" style:font-name-complex="Arial Unicode MS" style:font-size-complex="14pt"/>
    </style:style>
    <style:style style:name="T8" style:family="text">
      <style:text-properties fo:color="#6600cc" loext:opacity="100%" style:font-name="Bitstream Vera Sans" fo:font-size="14pt" fo:font-weight="bold" officeooo:rsid="00a482e8" style:font-name-asian="Arial Unicode MS" style:font-size-asian="14pt" style:font-name-complex="Arial Unicode MS" style:font-size-complex="14pt"/>
    </style:style>
    <style:style style:name="T9" style:family="text">
      <style:text-properties officeooo:rsid="009e67e1"/>
    </style:style>
    <style:style style:name="T10" style:family="text">
      <style:text-properties officeooo:rsid="00a022ab"/>
    </style:style>
    <style:style style:name="T11" style:family="text">
      <style:text-properties officeooo:rsid="00a25665"/>
    </style:style>
    <style:style style:name="T12" style:family="text">
      <style:text-properties officeooo:rsid="00a2a43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De</text:span><text:span text:style-name="T7">scripción</text:span></text:p>
      <text:p text:style-name="P3">En esta práctica vas a dar estilo al sitio web que te proporcionaré.</text:p>
      <text:h text:style-name="Heading_20_3" text:outline-level="3">Crea el fichero de <text:span text:style-name="T6">estilos</text:span></text:h>
      <text:p text:style-name="P2">Antes de empezar a dar estilo, crea una carpeta llamada <text:span text:style-name="T3">css</text:span> en el sitio web y en dicha carpeta crea el fichero <text:span text:style-name="T3">estilos.css</text:span> donde añadirás las reglas CSS necesarias y que se indica en <text:span text:style-name="T10">el </text:span>siguiente<text:span text:style-name="T9"> </text:span>apartado.</text:p>
      <text:h text:style-name="Heading_20_3" text:outline-level="3"><text:span text:style-name="T5">Añade las siguientes r</text:span>eglas CSS</text:h>
      <text:p text:style-name="P3">Estos son los estilos que tienes que <text:span text:style-name="T5">escribir en el fichero </text:span><text:span text:style-name="T4">estilos.css</text:span><text:span text:style-name="T5">:</text:span></text:p>
      <text:list text:style-name="L1">
        <text:list-item>
          <text:p text:style-name="P7">Todo el texto tiene que ser sans-serif.</text:p>
        </text:list-item>
        <text:list-item>
          <text:p text:style-name="P7">Los h1 tendrán un tamaño de 36px, centrados,<text:span text:style-name="T11"> </text:span><text:span text:style-name="T12">de un color a tu elección y una sombra gris con una distancia horizontal y vertical positiva con diámetro de desenfoque que quede bien a tu elección.</text:span></text:p>
        </text:list-item>
        <text:list-item>
          <text:p text:style-name="P8">Los h2 tendrán un tamaño de 24px, alineados a la izquierda, del color que quieras y con un color de fondo a tu elección.</text:p>
        </text:list-item>
        <text:list-item>
          <text:p text:style-name="P7">Los h3 tendrán un tamaño de 18px, alineados a la izquierda, del color que quieras y con un color de fondo a tu elección.</text:p>
        </text:list-item>
        <text:list-item>
          <text:p text:style-name="P7">Los p tienen que estar justificados (alineación <text:span text:style-name="T1">justify</text:span><text:span text:style-name="T2">).</text:span></text:p>
        </text:list-item>
      </text:list>
      <text:h text:style-name="P6" text:outline-level="3">Enlaza el fichero estilos.css en todas las páginas web</text:h>
      <text:p text:style-name="P4">Enlaza los estilos en las cuatro páginas web: <text:span text:style-name="T3">index.html</text:span>, <text:span text:style-name="T3">escalda.html</text:span>, <text:span text:style-name="T3">ciclismo.html</text:span> y c<text:span text:style-name="T3">ontacto.html</text:span> añadiendo la siguiente etiqueta dentro del <text:span text:style-name="T3">head</text:span> de cada página web:</text:p>
      <text:p text:style-name="Código">&lt;link rel="stylesheet" href="css/estilos.css"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3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3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3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4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3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4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3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199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fo:color="#6600cc" loext:opacity="100%" style:font-name="Liberation Sans3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4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3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4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4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4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4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4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4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2-12T16:51:53.052670000</meta:creation-date>
    <dc:date>2023-10-03T20:31:49.720000000</dc:date>
    <meta:editing-duration>PT17H15M53S</meta:editing-duration>
    <meta:editing-cycles>14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5" meta:word-count="219" meta:character-count="1243" meta:non-whitespace-character-count="1043"/>
  </office:meta>
</office:document-meta>
</file>